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422</text:p>
      <text:p text:style-name="P1">4/23/2014</text:p>
      <text:p text:style-name="P2">Final Project Review</text:p>
      <text:p text:style-name="P2"/>
      <text:p text:style-name="P2">The robot was supposed to autonomously move akin to Project 3, move forward until the robot hits anything, on hitting something, reacts and moves away from the obstacle. It was supposed to have IR receivers, once it gets an IR signal the robot reacts and goes away from that direction. After the robot gets hit 3 times, it powers off.</text:p>
      <text:p text:style-name="P2"/>
      <text:p text:style-name="P2">I would give myself an A- on this project; while it doesn't do everything that I intended for it to do, I know that the only problem that I have is timing all the conversation between the 4 chip, besides that I've written all the cod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4-23T11:57:34</meta:creation-date>
    <meta:document-statistic meta:table-count="0" meta:image-count="0" meta:object-count="0" meta:page-count="1" meta:paragraph-count="6" meta:word-count="117" meta:character-count="638"/>
    <dc:date>2014-04-23T13:45:55</dc:date>
    <meta:editing-duration>PT00H00M54S</meta:editing-duration>
    <meta:editing-cycles>1</meta:editing-cycles>
    <meta:generator>NeoOffice/3.4.1$Unix OpenOffice.org_project/Patch 0</meta:generator>
  </office:meta>
</office:document-meta>
</file>